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420e" draw:textarea-vertical-align="middle" draw:auto-grow-height="false" fo:min-height="0.749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2.272cm" fo:min-width="5.451cm"/>
    </style:style>
    <style:style style:name="gr3" style:family="graphic" style:parent-style-name="objectwithoutfill">
      <style:graphic-properties draw:stroke="solid" draw:stroke-dash="Ultrafine_20_2_20_Dots_20_3_20_Dashes"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5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8" style:family="graphic" style:parent-style-name="standard">
      <style:graphic-properties draw:fill-color="#ff420e" draw:textarea-horizontal-align="justify" draw:textarea-vertical-align="middle" draw:auto-grow-height="false" fo:min-height="1.356cm" fo:min-width="1.8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25cm"/>
    </style:style>
    <style:style style:name="P1" style:family="paragraph">
      <loext:graphic-properties draw:fill-color="#ff420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778cm" svg:height="3.175cm" svg:x="4.91cm" svg:y="2.524cm">
          <text:p/>
          <draw:enhanced-geometry svg:viewBox="0 0 640 861" draw:extrusion="false" draw:text-areas="257 295 414 566" draw:type="non-primitive" draw:enhanced-path="M 640 233 L 221 293 506 12 367 0 29 406 431 347 145 645 99 520 0 861 326 765 209 711 640 233 640 233 Z N"/>
        </draw:custom-shape>
        <draw:custom-shape draw:style-name="gr2" draw:text-style-name="P2" xml:id="id2" draw:id="id2" draw:layer="layout" svg:width="6.223cm" svg:height="2.794cm" svg:x="11.842cm" svg:y="3.667cm">
          <text:p text:style-name="P2">AC Waveform</text:p>
          <text:p text:style-name="P2">Dim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6.223cm" svg:height="2.794cm" svg:x="8.339cm" svg:y="9.89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6.223cm" svg:height="2.794cm" svg:x="16.949cm" svg:y="8.222cm">
          <text:p text:style-name="P2">Toaster</text:p>
          <text:p text:style-name="P2">Ov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6.223cm" svg:height="2.794cm" svg:x="12.731cm" svg:y="14.081cm">
          <text:p text:style-name="P2">Thermocouple</text:p>
          <text:p text:style-name="P2">And Ampl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1.45cm" svg:y1="9.89cm" svg:x2="14.953cm" svg:y2="6.461cm" draw:start-shape="id1" draw:start-glue-point="0" draw:end-shape="id2" svg:d="M11450 9890v-1714h3503v-1715" svg:viewBox="0 0 3504 3430">
          <text:p/>
        </draw:connector>
        <draw:connector draw:style-name="gr4" draw:text-style-name="P3" draw:layer="layout" svg:x1="6.688cm" svg:y1="4.111cm" svg:x2="11.842cm" svg:y2="5.064cm" draw:start-shape="id3" draw:start-glue-point="1" draw:end-shape="id2" svg:d="M6688 4111h2577v953h2577" svg:viewBox="0 0 5155 954">
          <text:p/>
        </draw:connector>
        <draw:connector draw:style-name="gr4" draw:text-style-name="P3" draw:layer="layout" svg:x1="18.065cm" svg:y1="5.064cm" svg:x2="20.06cm" svg:y2="8.222cm" draw:start-shape="id2" draw:start-glue-point="1" draw:end-shape="id4" draw:end-glue-point="0" svg:d="M18065 5064h1995v3158" svg:viewBox="0 0 1996 3159">
          <text:p/>
        </draw:connector>
        <draw:connector draw:style-name="gr5" draw:text-style-name="P3" draw:layer="layout" svg:x1="20.06cm" svg:y1="11.016cm" svg:x2="18.954cm" svg:y2="15.478cm" draw:start-shape="id4" draw:start-glue-point="2" draw:end-shape="id5" draw:end-glue-point="1" svg:d="M20060 11016v4462h-1106" svg:viewBox="0 0 1107 4463">
          <text:p/>
        </draw:connector>
        <draw:connector draw:style-name="gr6" draw:text-style-name="P3" draw:layer="layout" svg:x1="12.731cm" svg:y1="15.478cm" svg:x2="11.45cm" svg:y2="12.684cm" draw:start-shape="id5" draw:start-glue-point="3" draw:end-shape="id1" svg:d="M12731 15478h-1281v-2794" svg:viewBox="0 0 1282 2795">
          <text:p/>
        </draw:connector>
        <draw:frame draw:style-name="gr7" draw:text-style-name="P4" draw:layer="layout" svg:width="3.249cm" svg:height="0.962cm" svg:x="3.794cm" svg:y="6.234cm">
          <draw:text-box>
            <text:p>AC Mains</text:p>
          </draw:text-box>
        </draw:frame>
        <draw:custom-shape draw:style-name="gr8" draw:text-style-name="P1" xml:id="id6" draw:id="id6" draw:layer="layout" svg:width="2.487cm" svg:height="1.778cm" svg:x="5.799cm" svg:y="17.129cm">
          <text:p text:style-name="P2">V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8.286cm" svg:y1="18.018cm" svg:x2="15.842cm" svg:y2="16.875cm" draw:start-shape="id6" draw:start-glue-point="1" draw:end-shape="id5" draw:end-glue-point="2" svg:d="M8286 18018h7556v-1143" svg:viewBox="0 0 7557 1144">
          <text:p/>
        </draw:connector>
        <draw:connector draw:style-name="gr6" draw:text-style-name="P3" draw:layer="layout" svg:x1="7.042cm" svg:y1="17.129cm" svg:x2="8.339cm" svg:y2="11.287cm" draw:start-shape="id6" draw:start-glue-point="0" draw:end-shape="id1" draw:end-glue-point="3" svg:d="M7042 17129v-5842h1297" svg:viewBox="0 0 1298 5843">
          <text:p/>
        </draw:connector>
        <draw:frame draw:style-name="gr9" draw:text-style-name="P5" draw:layer="layout" svg:width="4.376cm" svg:height="2.384cm" svg:x="20.156cm" svg:y="12.684cm">
          <draw:text-box>
            <text:p text:style-name="P2">Analog</text:p>
            <text:p text:style-name="P2">Temperature</text:p>
            <text:p text:style-name="P2">Measurement</text:p>
          </draw:text-box>
        </draw:frame>
        <draw:frame draw:style-name="gr10" draw:text-style-name="P5" draw:layer="layout" svg:width="3.683cm" svg:height="1.673cm" svg:x="8.593cm" svg:y="14.716cm">
          <draw:text-box>
            <text:p text:style-name="P2">Digital</text:p>
            <text:p text:style-name="P2">Temp Data</text:p>
          </draw:text-box>
        </draw:frame>
        <draw:frame draw:style-name="gr11" draw:text-style-name="P5" draw:layer="layout" svg:width="4.625cm" svg:height="1.673cm" svg:x="8.032cm" svg:y="7.074cm">
          <draw:text-box>
            <text:p text:style-name="P2">TRIAC Control</text:p>
            <text:p text:style-name="P2">Sign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Maximoff</meta:initial-creator>
    <meta:creation-date>2015-11-03T17:07:26.523432594</meta:creation-date>
    <dc:date>2015-11-04T18:48:38.839417547</dc:date>
    <dc:creator>James Maximoff</dc:creator>
    <meta:editing-duration>PT10H25M21S</meta:editing-duration>
    <meta:editing-cycles>2</meta:editing-cycles>
    <meta:generator>LibreOffice/4.4.2.2$Linux_X86_64 LibreOffice_project/40m0$Build-2</meta:generator>
    <meta:document-statistic meta:object-count="17"/>
  </office:meta>
</office:document-meta>
</file>